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79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8.386cm"/>
    </style:style>
    <style:style style:name="co6" style:family="table-column">
      <style:table-column-properties fo:break-before="auto" style:column-width="6.442cm"/>
    </style:style>
    <style:style style:name="co7" style:family="table-column">
      <style:table-column-properties fo:break-before="auto" style:column-width="5.72cm"/>
    </style:style>
    <style:style style:name="co8" style:family="table-column">
      <style:table-column-properties fo:break-before="auto" style:column-width="1.5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Abyssal Golem</text:p>
          </table:table-cell>
          <table:table-cell office:value-type="string">
            <text:p>75 €</text:p>
          </table:table-cell>
          <table:table-cell/>
          <table:table-cell office:value-type="string">
            <text:p>100 mm</text:p>
          </table:table-cell>
          <table:table-cell office:value-type="string">
            <text:p>Abyssal Golem 1</text:p>
          </table:table-cell>
          <table:table-cell office:value-type="string">
            <text:p>Abyssal Golem 2</text:p>
          </table:table-cell>
          <table:table-cell office:value-type="string">
            <text:p>Abyssal Golem 3</text:p>
          </table:table-cell>
          <table:table-cell table:number-columns-repeated="3"/>
        </table:table-row>
        <table:table-row table:style-name="ro1">
          <table:table-cell office:value-type="string">
            <text:p>Abyssal Mortar</text:p>
          </table:table-cell>
          <table:table-cell office:value-type="string">
            <text:p>12 €</text:p>
          </table:table-cell>
          <table:table-cell/>
          <table:table-cell office:value-type="string">
            <text:p>60 mm</text:p>
          </table:table-cell>
          <table:table-cell office:value-type="string">
            <text:p>Abyssal Mortar 1</text:p>
          </table:table-cell>
          <table:table-cell table:number-columns-repeated="5"/>
        </table:table-row>
        <table:table-row table:style-name="ro1">
          <table:table-cell office:value-type="string">
            <text:p>Alucard On Zombie Dragon</text:p>
          </table:table-cell>
          <table:table-cell office:value-type="string">
            <text:p>85 €</text:p>
          </table:table-cell>
          <table:table-cell office:value-type="string">
            <text:p>100x150 mm</text:p>
          </table:table-cell>
          <table:table-cell/>
          <table:table-cell office:value-type="string">
            <text:p>Alucard On Zombie Dragon 1</text:p>
          </table:table-cell>
          <table:table-cell office:value-type="string">
            <text:p>Alucard On Zombie Dragon 2</text:p>
          </table:table-cell>
          <table:table-cell office:value-type="string">
            <text:p>Alucard On Zombie Dragon 3</text:p>
          </table:table-cell>
          <table:table-cell table:number-columns-repeated="3"/>
        </table:table-row>
        <table:table-row table:style-name="ro1">
          <table:table-cell office:value-type="string">
            <text:p>Alucard The Deep Acheron</text:p>
          </table:table-cell>
          <table:table-cell office:value-type="string">
            <text:p>10 €</text:p>
          </table:table-cell>
          <table:table-cell/>
          <table:table-cell office:value-type="string">
            <text:p>30 mm</text:p>
          </table:table-cell>
          <table:table-cell office:value-type="string">
            <text:p>Alucard The Deep Acheron 1</text:p>
          </table:table-cell>
          <table:table-cell office:value-type="string">
            <text:p>Alucard The Deep Acheron 2</text:p>
          </table:table-cell>
          <table:table-cell office:value-type="string">
            <text:p>Alucard The Deep Acheron 3</text:p>
          </table:table-cell>
          <table:table-cell table:number-columns-repeated="3"/>
        </table:table-row>
        <table:table-row table:style-name="ro1">
          <table:table-cell office:value-type="string">
            <text:p>Antonette, the Headligh &amp; Trench collector</text:p>
          </table:table-cell>
          <table:table-cell office:value-type="string">
            <text:p>40 €</text:p>
          </table:table-cell>
          <table:table-cell/>
          <table:table-cell office:value-type="string">
            <text:p>60 mm</text:p>
          </table:table-cell>
          <table:table-cell office:value-type="string">
            <text:p>Antonette, the Headligh &amp; Trench collector 1</text:p>
          </table:table-cell>
          <table:table-cell table:number-columns-repeated="5"/>
        </table:table-row>
        <table:table-row table:style-name="ro1">
          <table:table-cell office:value-type="string">
            <text:p>Averill &amp; Leonora, the Conjoined Twins</text:p>
          </table:table-cell>
          <table:table-cell office:value-type="string">
            <text:p>4 €</text:p>
          </table:table-cell>
          <table:table-cell/>
          <table:table-cell office:value-type="string">
            <text:p>25 mm</text:p>
          </table:table-cell>
          <table:table-cell office:value-type="string">
            <text:p>Averill &amp; Leonora, the Conjoined Twins 1</text:p>
          </table:table-cell>
          <table:table-cell table:number-columns-repeated="5"/>
        </table:table-row>
        <table:table-row table:style-name="ro1">
          <table:table-cell office:value-type="string">
            <text:p>Bat Manta Swarms x3</text:p>
          </table:table-cell>
          <table:table-cell office:value-type="string">
            <text:p>24 €</text:p>
          </table:table-cell>
          <table:table-cell/>
          <table:table-cell office:value-type="string">
            <text:p>40 mm</text:p>
          </table:table-cell>
          <table:table-cell office:value-type="string">
            <text:p>Bat Manta Swarms x3 1</text:p>
          </table:table-cell>
          <table:table-cell office:value-type="string">
            <text:p>Bat Manta Swarms x3 2</text:p>
          </table:table-cell>
          <table:table-cell office:value-type="string">
            <text:p>Bat Manta Swarms x3 3</text:p>
          </table:table-cell>
          <table:table-cell table:number-columns-repeated="3"/>
        </table:table-row>
        <table:table-row table:style-name="ro1">
          <table:table-cell office:value-type="string">
            <text:p>Bernadine Shadowless Corvinus</text:p>
          </table:table-cell>
          <table:table-cell office:value-type="string">
            <text:p>39 €</text:p>
          </table:table-cell>
          <table:table-cell/>
          <table:table-cell office:value-type="string">
            <text:p>60 mm</text:p>
          </table:table-cell>
          <table:table-cell office:value-type="string">
            <text:p>Bernadine Shadowless Corvinus 1</text:p>
          </table:table-cell>
          <table:table-cell office:value-type="string">
            <text:p>Bernadine Shadowless Corvinus 2</text:p>
          </table:table-cell>
          <table:table-cell office:value-type="string">
            <text:p>Bernadine Shadowless Corvinus 3</text:p>
          </table:table-cell>
          <table:table-cell table:number-columns-repeated="3"/>
        </table:table-row>
        <table:table-row table:style-name="ro1">
          <table:table-cell office:value-type="string">
            <text:p>Captain Saw Leg &amp; Mr Boom</text:p>
          </table:table-cell>
          <table:table-cell office:value-type="string">
            <text:p>4 €</text:p>
          </table:table-cell>
          <table:table-cell/>
          <table:table-cell office:value-type="string">
            <text:p>20 mm</text:p>
          </table:table-cell>
          <table:table-cell office:value-type="string">
            <text:p>Captain Saw Leg &amp; Mr Boom 1</text:p>
          </table:table-cell>
          <table:table-cell table:number-columns-repeated="5"/>
        </table:table-row>
        <table:table-row table:style-name="ro1">
          <table:table-cell office:value-type="string">
            <text:p>Captain “Smoke”, Undead Ogre hero</text:p>
          </table:table-cell>
          <table:table-cell office:value-type="string">
            <text:p>10 €</text:p>
          </table:table-cell>
          <table:table-cell/>
          <table:table-cell office:value-type="string">
            <text:p>40 mm</text:p>
          </table:table-cell>
          <table:table-cell office:value-type="string">
            <text:p>Captain “Smoke”, Undead Ogre hero 1</text:p>
          </table:table-cell>
          <table:table-cell office:value-type="string">
            <text:p>Captain “Smoke”, Undead Ogre hero 2</text:p>
          </table:table-cell>
          <table:table-cell office:value-type="string">
            <text:p>Captain “Smoke”, Undead Ogre hero 3</text:p>
          </table:table-cell>
          <table:table-cell table:number-columns-repeated="3"/>
        </table:table-row>
        <table:table-row table:style-name="ro1">
          <table:table-cell office:value-type="string">
            <text:p>Corpse Hermit Crab</text:p>
          </table:table-cell>
          <table:table-cell office:value-type="string">
            <text:p>70 €</text:p>
          </table:table-cell>
          <table:table-cell office:value-type="string">
            <text:p>100x150 mm</text:p>
          </table:table-cell>
          <table:table-cell/>
          <table:table-cell office:value-type="string">
            <text:p>Corpse Hermit Crab 1</text:p>
          </table:table-cell>
          <table:table-cell office:value-type="string">
            <text:p>Corpse Hermit Crab 2</text:p>
          </table:table-cell>
          <table:table-cell office:value-type="string">
            <text:p>Corpse Hermit Crab 3</text:p>
          </table:table-cell>
          <table:table-cell table:number-columns-repeated="3"/>
        </table:table-row>
        <table:table-row table:style-name="ro1">
          <table:table-cell office:value-type="string">
            <text:p>Deep Chariot</text:p>
          </table:table-cell>
          <table:table-cell office:value-type="string">
            <text:p>76 €</text:p>
          </table:table-cell>
          <table:table-cell office:value-type="string">
            <text:p>100x150 mm</text:p>
          </table:table-cell>
          <table:table-cell/>
          <table:table-cell office:value-type="string">
            <text:p>Deep Chariot 1</text:p>
          </table:table-cell>
          <table:table-cell office:value-type="string">
            <text:p>Deep Chariot 2</text:p>
          </table:table-cell>
          <table:table-cell office:value-type="string">
            <text:p>Deep Chariot 3</text:p>
          </table:table-cell>
          <table:table-cell table:number-columns-repeated="3"/>
        </table:table-row>
        <table:table-row table:style-name="ro1">
          <table:table-cell office:value-type="string">
            <text:p>Deep Sea Diver &amp; Small Beauty</text:p>
          </table:table-cell>
          <table:table-cell office:value-type="string">
            <text:p>22 €</text:p>
          </table:table-cell>
          <table:table-cell/>
          <table:table-cell office:value-type="string">
            <text:p>50 mm</text:p>
          </table:table-cell>
          <table:table-cell office:value-type="string">
            <text:p>Deep Sea Diver &amp; Small Beauty 1</text:p>
          </table:table-cell>
          <table:table-cell office:value-type="string">
            <text:p>Deep Sea Diver &amp; Small Beauty 2</text:p>
          </table:table-cell>
          <table:table-cell office:value-type="string">
            <text:p>Deep Sea Diver &amp; Small Beauty 3</text:p>
          </table:table-cell>
          <table:table-cell office:value-type="string">
            <text:p>Deep Sea Diver &amp; Small Beauty 4</text:p>
          </table:table-cell>
          <table:table-cell office:value-type="string">
            <text:p>Deep Sea Diver &amp; Small Beauty 5</text:p>
          </table:table-cell>
          <table:table-cell/>
        </table:table-row>
        <table:table-row table:style-name="ro1">
          <table:table-cell office:value-type="string">
            <text:p>Deep Sea Zombies Etat-Major</text:p>
          </table:table-cell>
          <table:table-cell office:value-type="string">
            <text:p>8 €</text:p>
          </table:table-cell>
          <table:table-cell/>
          <table:table-cell office:value-type="string">
            <text:p>25 mm</text:p>
          </table:table-cell>
          <table:table-cell office:value-type="string">
            <text:p>Deep Sea Zombies Etat-Major 1</text:p>
          </table:table-cell>
          <table:table-cell table:number-columns-repeated="5"/>
        </table:table-row>
        <table:table-row table:style-name="ro1">
          <table:table-cell office:value-type="string">
            <text:p>Deep Sea Zombies x10</text:p>
          </table:table-cell>
          <table:table-cell office:value-type="string">
            <text:p>15 €</text:p>
          </table:table-cell>
          <table:table-cell/>
          <table:table-cell office:value-type="string">
            <text:p>25 mm</text:p>
          </table:table-cell>
          <table:table-cell office:value-type="string">
            <text:p>Deep Sea Zombies x10 1</text:p>
          </table:table-cell>
          <table:table-cell table:number-columns-repeated="5"/>
        </table:table-row>
        <table:table-row table:style-name="ro1">
          <table:table-cell office:value-type="string">
            <text:p>Dregan Bones Acheron, the Necromancer</text:p>
          </table:table-cell>
          <table:table-cell office:value-type="string">
            <text:p>5 €</text:p>
          </table:table-cell>
          <table:table-cell/>
          <table:table-cell office:value-type="string">
            <text:p>20 mm</text:p>
          </table:table-cell>
          <table:table-cell office:value-type="string">
            <text:p>Dregan Bones Acheron, the Necromancer 1</text:p>
          </table:table-cell>
          <table:table-cell table:number-columns-repeated="5"/>
        </table:table-row>
        <table:table-row table:style-name="ro1">
          <table:table-cell office:value-type="string">
            <text:p>Earla, Queen of Shipwrecks</text:p>
          </table:table-cell>
          <table:table-cell office:value-type="string">
            <text:p>24 €</text:p>
          </table:table-cell>
          <table:table-cell/>
          <table:table-cell office:value-type="string">
            <text:p>60 mm</text:p>
          </table:table-cell>
          <table:table-cell office:value-type="string">
            <text:p>Earla, Queen of Shipwrecks 1</text:p>
          </table:table-cell>
          <table:table-cell table:number-columns-repeated="5"/>
        </table:table-row>
        <table:table-row table:style-name="ro1">
          <table:table-cell office:value-type="string">
            <text:p>Eldritch The Claw, Vycanthrope Hero</text:p>
          </table:table-cell>
          <table:table-cell office:value-type="string">
            <text:p>12 €</text:p>
          </table:table-cell>
          <table:table-cell/>
          <table:table-cell office:value-type="string">
            <text:p>40 mm</text:p>
          </table:table-cell>
          <table:table-cell office:value-type="string">
            <text:p>Eldritch The Claw, Vycanthrope Hero 1</text:p>
          </table:table-cell>
          <table:table-cell table:number-columns-repeated="5"/>
        </table:table-row>
        <table:table-row table:style-name="ro1">
          <table:table-cell office:value-type="string">
            <text:p>Elnora Nightwind Acheron on Undead Vamp Ray</text:p>
          </table:table-cell>
          <table:table-cell office:value-type="string">
            <text:p>45 €</text:p>
          </table:table-cell>
          <table:table-cell/>
          <table:table-cell office:value-type="string">
            <text:p>30 mm</text:p>
          </table:table-cell>
          <table:table-cell office:value-type="string">
            <text:p>Elnora Nightwind Acheron on Undead Vamp Ray 1</text:p>
          </table:table-cell>
          <table:table-cell table:number-columns-repeated="5"/>
        </table:table-row>
        <table:table-row table:style-name="ro1">
          <table:table-cell office:value-type="string">
            <text:p>Ghūl Etat-Major</text:p>
          </table:table-cell>
          <table:table-cell office:value-type="string">
            <text:p>9 €</text:p>
          </table:table-cell>
          <table:table-cell/>
          <table:table-cell office:value-type="string">
            <text:p>20 mm</text:p>
          </table:table-cell>
          <table:table-cell office:value-type="string">
            <text:p>Ghūl Etat-Major 1</text:p>
          </table:table-cell>
          <table:table-cell office:value-type="string">
            <text:p>Ghūl Etat-Major 2</text:p>
          </table:table-cell>
          <table:table-cell office:value-type="string">
            <text:p>Ghūl Etat-Major 3</text:p>
          </table:table-cell>
          <table:table-cell table:number-columns-repeated="3"/>
        </table:table-row>
        <table:table-row table:style-name="ro1">
          <table:table-cell office:value-type="string">
            <text:p>Ghūl x10</text:p>
          </table:table-cell>
          <table:table-cell office:value-type="string">
            <text:p>20 €</text:p>
          </table:table-cell>
          <table:table-cell/>
          <table:table-cell office:value-type="string">
            <text:p>20 mm</text:p>
          </table:table-cell>
          <table:table-cell office:value-type="string">
            <text:p>Ghūl x10 1</text:p>
          </table:table-cell>
          <table:table-cell office:value-type="string">
            <text:p>Ghūl x10 2</text:p>
          </table:table-cell>
          <table:table-cell office:value-type="string">
            <text:p>Ghūl x10 3</text:p>
          </table:table-cell>
          <table:table-cell table:number-columns-repeated="3"/>
        </table:table-row>
        <table:table-row table:style-name="ro1">
          <table:table-cell office:value-type="string">
            <text:p>Misty Island Gunners Etat-Major</text:p>
          </table:table-cell>
          <table:table-cell office:value-type="string">
            <text:p>5 €</text:p>
          </table:table-cell>
          <table:table-cell/>
          <table:table-cell office:value-type="string">
            <text:p>20 mm</text:p>
          </table:table-cell>
          <table:table-cell office:value-type="string">
            <text:p>Misty Island Gunners Etat-Major 1</text:p>
          </table:table-cell>
          <table:table-cell office:value-type="string">
            <text:p>Misty Island Gunners Etat-Major 2</text:p>
          </table:table-cell>
          <table:table-cell office:value-type="string">
            <text:p>Misty Island Gunners Etat-Major 3</text:p>
          </table:table-cell>
          <table:table-cell table:number-columns-repeated="3"/>
        </table:table-row>
        <table:table-row table:style-name="ro1">
          <table:table-cell office:value-type="string">
            <text:p>Misty Island Gunners x10</text:p>
          </table:table-cell>
          <table:table-cell office:value-type="string">
            <text:p>12 €</text:p>
          </table:table-cell>
          <table:table-cell/>
          <table:table-cell office:value-type="string">
            <text:p>20 mm</text:p>
          </table:table-cell>
          <table:table-cell office:value-type="string">
            <text:p>Misty Island Gunners x10 1</text:p>
          </table:table-cell>
          <table:table-cell office:value-type="string">
            <text:p>Misty Island Gunners x10 2</text:p>
          </table:table-cell>
          <table:table-cell office:value-type="string">
            <text:p>Misty Island Gunners x10 3</text:p>
          </table:table-cell>
          <table:table-cell table:number-columns-repeated="3"/>
        </table:table-row>
        <table:table-row table:style-name="ro1">
          <table:table-cell office:value-type="string">
            <text:p>Ozul, Ghūl King</text:p>
          </table:table-cell>
          <table:table-cell office:value-type="string">
            <text:p>8 €</text:p>
          </table:table-cell>
          <table:table-cell/>
          <table:table-cell office:value-type="string">
            <text:p>30 mm</text:p>
          </table:table-cell>
          <table:table-cell office:value-type="string">
            <text:p>Ozul, Ghūl King 1</text:p>
          </table:table-cell>
          <table:table-cell office:value-type="string">
            <text:p>Ozul, Ghūl King 2</text:p>
          </table:table-cell>
          <table:table-cell office:value-type="string">
            <text:p>Ozul, Ghūl King 3</text:p>
          </table:table-cell>
          <table:table-cell table:number-columns-repeated="3"/>
        </table:table-row>
        <table:table-row table:style-name="ro1">
          <table:table-cell office:value-type="string">
            <text:p>Red Knights Etat-Major</text:p>
          </table:table-cell>
          <table:table-cell office:value-type="string">
            <text:p>47 €</text:p>
          </table:table-cell>
          <table:table-cell office:value-type="string">
            <text:p>30x60 mm</text:p>
          </table:table-cell>
          <table:table-cell/>
          <table:table-cell office:value-type="string">
            <text:p>Red Knights Etat-Major 1</text:p>
          </table:table-cell>
          <table:table-cell office:value-type="string">
            <text:p>Red Knights Etat-Major 2</text:p>
          </table:table-cell>
          <table:table-cell office:value-type="string">
            <text:p>Red Knights Etat-Major 3</text:p>
          </table:table-cell>
          <table:table-cell table:number-columns-repeated="3"/>
        </table:table-row>
        <table:table-row table:style-name="ro1">
          <table:table-cell office:value-type="string">
            <text:p>Red Knights x5</text:p>
          </table:table-cell>
          <table:table-cell office:value-type="string">
            <text:p>49 €</text:p>
          </table:table-cell>
          <table:table-cell office:value-type="string">
            <text:p>30x60 mm</text:p>
          </table:table-cell>
          <table:table-cell/>
          <table:table-cell office:value-type="string">
            <text:p>Red Knights x5 1</text:p>
          </table:table-cell>
          <table:table-cell office:value-type="string">
            <text:p>Red Knights x5 2</text:p>
          </table:table-cell>
          <table:table-cell office:value-type="string">
            <text:p>Red Knights x5 3</text:p>
          </table:table-cell>
          <table:table-cell office:value-type="string">
            <text:p>Red Knights x5 4</text:p>
          </table:table-cell>
          <table:table-cell table:number-columns-repeated="2"/>
        </table:table-row>
        <table:table-row table:style-name="ro1">
          <table:table-cell office:value-type="string">
            <text:p>Shipwreck Maker</text:p>
          </table:table-cell>
          <table:table-cell office:value-type="string">
            <text:p>75 €</text:p>
          </table:table-cell>
          <table:table-cell table:number-columns-repeated="2"/>
          <table:table-cell office:value-type="string">
            <text:p>Shipwreck Maker 1</text:p>
          </table:table-cell>
          <table:table-cell office:value-type="string">
            <text:p>Shipwreck Maker 2</text:p>
          </table:table-cell>
          <table:table-cell office:value-type="string">
            <text:p>Shipwreck Maker 3</text:p>
          </table:table-cell>
          <table:table-cell office:value-type="string">
            <text:p>Shipwreck Maker 4</text:p>
          </table:table-cell>
          <table:table-cell table:number-columns-repeated="2"/>
        </table:table-row>
        <table:table-row table:style-name="ro1">
          <table:table-cell office:value-type="string">
            <text:p>Shipwreck screamers x3</text:p>
          </table:table-cell>
          <table:table-cell office:value-type="string">
            <text:p>24 €</text:p>
          </table:table-cell>
          <table:table-cell/>
          <table:table-cell office:value-type="string">
            <text:p>40 mm</text:p>
          </table:table-cell>
          <table:table-cell office:value-type="string">
            <text:p>Shipwreck screamers x3 1</text:p>
          </table:table-cell>
          <table:table-cell table:number-columns-repeated="5"/>
        </table:table-row>
        <table:table-row table:style-name="ro1">
          <table:table-cell office:value-type="string">
            <text:p>Skeleton Buccaneers Etat-Major</text:p>
          </table:table-cell>
          <table:table-cell office:value-type="string">
            <text:p>6 €</text:p>
          </table:table-cell>
          <table:table-cell/>
          <table:table-cell office:value-type="string">
            <text:p>20 mm</text:p>
          </table:table-cell>
          <table:table-cell office:value-type="string">
            <text:p>Skeleton Buccaneers Etat-Major 1</text:p>
          </table:table-cell>
          <table:table-cell table:number-columns-repeated="5"/>
        </table:table-row>
        <table:table-row table:style-name="ro1">
          <table:table-cell office:value-type="string">
            <text:p>Skeleton Buccaneers x10</text:p>
          </table:table-cell>
          <table:table-cell office:value-type="string">
            <text:p>4 €</text:p>
          </table:table-cell>
          <table:table-cell/>
          <table:table-cell office:value-type="string">
            <text:p>20 mm</text:p>
          </table:table-cell>
          <table:table-cell office:value-type="string">
            <text:p>Skeleton Buccaneers x10 1</text:p>
          </table:table-cell>
          <table:table-cell table:number-columns-repeated="5"/>
        </table:table-row>
        <table:table-row table:style-name="ro1">
          <table:table-cell office:value-type="string">
            <text:p>Skull Crab Swarms x3</text:p>
          </table:table-cell>
          <table:table-cell office:value-type="string">
            <text:p>20 €</text:p>
          </table:table-cell>
          <table:table-cell/>
          <table:table-cell office:value-type="string">
            <text:p>40 mm</text:p>
          </table:table-cell>
          <table:table-cell office:value-type="string">
            <text:p>Skull Crab Swarms x3 1</text:p>
          </table:table-cell>
          <table:table-cell office:value-type="string">
            <text:p>Skull Crab Swarms x3 2</text:p>
          </table:table-cell>
          <table:table-cell office:value-type="string">
            <text:p>Skull Crab Swarms x3 3</text:p>
          </table:table-cell>
          <table:table-cell table:number-columns-repeated="3"/>
        </table:table-row>
        <table:table-row table:style-name="ro1">
          <table:table-cell office:value-type="string">
            <text:p>Sunken Giant</text:p>
          </table:table-cell>
          <table:table-cell office:value-type="string">
            <text:p>32 €</text:p>
          </table:table-cell>
          <table:table-cell/>
          <table:table-cell office:value-type="string">
            <text:p>50 mm</text:p>
          </table:table-cell>
          <table:table-cell office:value-type="string">
            <text:p>Sunken Giant 1</text:p>
          </table:table-cell>
          <table:table-cell office:value-type="string">
            <text:p>Sunken Giant 2</text:p>
          </table:table-cell>
          <table:table-cell office:value-type="string">
            <text:p>Sunken Giant 3</text:p>
          </table:table-cell>
          <table:table-cell table:number-columns-repeated="3"/>
        </table:table-row>
        <table:table-row table:style-name="ro1">
          <table:table-cell office:value-type="string">
            <text:p>Trench Cannon</text:p>
          </table:table-cell>
          <table:table-cell office:value-type="string">
            <text:p>15 €</text:p>
          </table:table-cell>
          <table:table-cell/>
          <table:table-cell office:value-type="string">
            <text:p>60 mm</text:p>
          </table:table-cell>
          <table:table-cell office:value-type="string">
            <text:p>Trench Cannon 1</text:p>
          </table:table-cell>
          <table:table-cell office:value-type="string">
            <text:p>Trench Cannon 2</text:p>
          </table:table-cell>
          <table:table-cell office:value-type="string">
            <text:p>Trench Cannon 3</text:p>
          </table:table-cell>
          <table:table-cell table:number-columns-repeated="3"/>
        </table:table-row>
        <table:table-row table:style-name="ro1">
          <table:table-cell office:value-type="string">
            <text:p>Undead Ogre Etat-Major</text:p>
          </table:table-cell>
          <table:table-cell office:value-type="string">
            <text:p>15 €</text:p>
          </table:table-cell>
          <table:table-cell/>
          <table:table-cell office:value-type="string">
            <text:p>40 mm</text:p>
          </table:table-cell>
          <table:table-cell office:value-type="string">
            <text:p>Undead Ogre Etat-Major 1</text:p>
          </table:table-cell>
          <table:table-cell office:value-type="string">
            <text:p>Undead Ogre Etat-Major 2</text:p>
          </table:table-cell>
          <table:table-cell office:value-type="string">
            <text:p>Undead Ogre Etat-Major 3</text:p>
          </table:table-cell>
          <table:table-cell table:number-columns-repeated="3"/>
        </table:table-row>
        <table:table-row table:style-name="ro1">
          <table:table-cell office:value-type="string">
            <text:p>Undead Ogre x3</text:p>
          </table:table-cell>
          <table:table-cell office:value-type="string">
            <text:p>16 €</text:p>
          </table:table-cell>
          <table:table-cell/>
          <table:table-cell office:value-type="string">
            <text:p>40 mm</text:p>
          </table:table-cell>
          <table:table-cell office:value-type="string">
            <text:p>Undead Ogre x3 1</text:p>
          </table:table-cell>
          <table:table-cell office:value-type="string">
            <text:p>Undead Ogre x3 2</text:p>
          </table:table-cell>
          <table:table-cell office:value-type="string">
            <text:p>Undead Ogre x3 3</text:p>
          </table:table-cell>
          <table:table-cell table:number-columns-repeated="3"/>
        </table:table-row>
        <table:table-row table:style-name="ro1">
          <table:table-cell office:value-type="string">
            <text:p>Vycanthropes Looters x3</text:p>
          </table:table-cell>
          <table:table-cell office:value-type="string">
            <text:p>12 €</text:p>
          </table:table-cell>
          <table:table-cell/>
          <table:table-cell office:value-type="string">
            <text:p>40 mm</text:p>
          </table:table-cell>
          <table:table-cell office:value-type="string">
            <text:p>Vycanthropes Looters x3 1</text:p>
          </table:table-cell>
          <table:table-cell table:number-columns-repeated="5"/>
        </table:table-row>
        <table:table-row table:style-name="ro1">
          <table:table-cell office:value-type="string">
            <text:p>Wigor “The bomber” Acheron</text:p>
          </table:table-cell>
          <table:table-cell office:value-type="string">
            <text:p>4 €</text:p>
          </table:table-cell>
          <table:table-cell/>
          <table:table-cell office:value-type="string">
            <text:p>20 mm</text:p>
          </table:table-cell>
          <table:table-cell office:value-type="string">
            <text:p>Wigor “The bomber” Acheron 1</text:p>
          </table:table-cell>
          <table:table-cell office:value-type="string">
            <text:p>Wigor “The bomber” Acheron 2</text:p>
          </table:table-cell>
          <table:table-cell office:value-type="string">
            <text:p>Wigor “The bomber” Acheron 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3">13/07/2025</text:date>, <text:time>19:0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3T19:07:40.04</dc:date>
    <dc:creator>Ycham BOUNOUAR</dc:creator>
    <meta:editing-duration>PT11S</meta:editing-duration>
    <meta:editing-cycles>1</meta:editing-cycles>
    <meta:document-statistic meta:table-count="1" meta:cell-count="207" meta:object-count="0"/>
  </office:meta>
</office:document-meta>
</file>